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Inconsolata" svg:font-family="Inconsolata, Consolas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00bdf" officeooo:paragraph-rsid="00100bdf"/>
    </style:style>
    <style:style style:name="P2" style:family="paragraph" style:parent-style-name="Standard">
      <style:text-properties fo:font-variant="normal" fo:text-transform="none" fo:color="#212121" style:font-name="Inconsolata" fo:font-size="16.3500003814697pt" fo:letter-spacing="normal" fo:font-style="normal" fo:font-weight="normal" officeooo:rsid="00100bdf" officeooo:paragraph-rsid="00100b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mailto:Bend@r0n_249-github" text:style-name="Internet_20_link" text:visited-style-name="Visited_20_Internet_20_Link"/></text:p>
      <text:p text:style-name="P1"><text:a xlink:type="simple" xlink:href="mailto:zsobe31@icloud.com" text:style-name="Internet_20_link" text:visited-style-name="Visited_20_Internet_20_Link">zsobe31@icloud.com</text:a></text:p>
      <text:p text:style-name="P2">bV+S8&amp;fQ</text:p>
      <text:p text:style-name="P2">Zsolt1972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Inconsolata" svg:font-family="Inconsolata, Consolas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2-25T17:08:56.171996248</meta:creation-date>
    <dc:date>2021-12-25T17:29:27.302437694</dc:date>
    <meta:editing-duration>PT10M18S</meta:editing-duration>
    <meta:editing-cycles>1</meta:editing-cycles>
    <meta:document-statistic meta:table-count="0" meta:image-count="0" meta:object-count="0" meta:page-count="1" meta:paragraph-count="3" meta:word-count="3" meta:character-count="35" meta:non-whitespace-character-count="35"/>
    <meta:generator>LibreOffice/6.4.4.2$MacOSX_X86_64 LibreOffice_project/3d775be2011f3886db32dfd395a6a6d1ca2630ff</meta:generator>
  </office:meta>
</office:document-meta>
</file>